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1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st_vs_Dict_vs_Set_csv_1000" table:style-name="ta1">
        <table:shapes>
          <draw:frame draw:z-index="0" draw:style-name="gr1" draw:text-style-name="P1" svg:width="553.72pt" svg:height="338.83pt" svg:x="418.2pt" svg:y="15.82pt">
            <loext:p draw:notify-on-update-of-ranges="list_vs_Dict_vs_Set_csv_1000.A2:list_vs_Dict_vs_Set_csv_1000.A1001 list_vs_Dict_vs_Set_csv_1000.B2:list_vs_Dict_vs_Set_csv_1000.B1001 list_vs_Dict_vs_Set_csv_1000.C2:list_vs_Dict_vs_Set_csv_1000.C1001 list_vs_Dict_vs_Set_csv_1000.D2:list_vs_Dict_vs_Set_csv_1000.D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Entry Searched</text:p>
          </table:table-cell>
          <table:table-cell office:value-type="string" calcext:value-type="string">
            <text:p>list lookup time</text:p>
          </table:table-cell>
          <table:table-cell office:value-type="string" calcext:value-type="string">
            <text:p>dict key lookup time</text:p>
          </table:table-cell>
          <table:table-cell office:value-type="string" calcext:value-type="string">
            <text:p>set lookup 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715255737304688" calcext:value-type="float">
            <text:p>7.15255737304688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0715255737304688" calcext:value-type="float">
            <text:p>7.15255737304688E-07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0476837158203125" calcext:value-type="float">
            <text:p>4.768371582031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0715255737304688" calcext:value-type="float">
            <text:p>7.15255737304688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0715255737304688" calcext:value-type="float">
            <text:p>7.15255737304688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119209289550781" calcext:value-type="float">
            <text:p>1.19209289550781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0119209289550781" calcext:value-type="float">
            <text:p>1.19209289550781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119209289550781" calcext:value-type="float">
            <text:p>1.19209289550781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119209289550781" calcext:value-type="float">
            <text:p>1.19209289550781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119209289550781" calcext:value-type="float">
            <text:p>1.19209289550781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119209289550781" calcext:value-type="float">
            <text:p>1.192092895507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166893005371094" calcext:value-type="float">
            <text:p>1.66893005371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0166893005371094" calcext:value-type="float">
            <text:p>1.66893005371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0166893005371094" calcext:value-type="float">
            <text:p>1.66893005371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0333786010742187" calcext:value-type="float">
            <text:p>3.33786010742187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166893005371094" calcext:value-type="float">
            <text:p>1.66893005371094E-0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000452995300292969" calcext:value-type="float">
            <text:p>0.00000453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00169277191162109" calcext:value-type="float">
            <text:p>1.69277191162109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000145435333251953" calcext:value-type="float">
            <text:p>1.4543533325195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000116825103759766" calcext:value-type="float">
            <text:p>1.1682510375976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000116825103759766" calcext:value-type="float">
            <text:p>1.1682510375976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0116825103759766" calcext:value-type="float">
            <text:p>1.1682510375976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000116825103759766" calcext:value-type="float">
            <text:p>1.1682510375976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548362731933594" calcext:value-type="float">
            <text:p>5.48362731933594E-0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000159740447998047" calcext:value-type="float">
            <text:p>0.000015974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000171661376953125" calcext:value-type="float">
            <text:p>1.716613769531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0000581741333007813" calcext:value-type="float">
            <text:p>5.8174133300781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000176429748535156" calcext:value-type="float">
            <text:p>0.000017643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000183582305908203" calcext:value-type="float">
            <text:p>1.835823059082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000174045562744141" calcext:value-type="float">
            <text:p>1.7404556274414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000290870666503906" calcext:value-type="float">
            <text:p>2.9087066650390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0000255107879638672" calcext:value-type="float">
            <text:p>2.5510787963867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000019073486328125" calcext:value-type="float">
            <text:p>1.90734863281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000019073486328125" calcext:value-type="float">
            <text:p>1.90734863281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0000116825103759766" calcext:value-type="float">
            <text:p>1.1682510375976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0000145435333251953" calcext:value-type="float">
            <text:p>1.45435333251953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0000121593475341797" calcext:value-type="float">
            <text:p>1.2159347534179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0000119209289550781" calcext:value-type="float">
            <text:p>1.19209289550781E-05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0000116825103759766" calcext:value-type="float">
            <text:p>1.1682510375976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0000119209289550781" calcext:value-type="float">
            <text:p>1.1920928955078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0000126361846923828" calcext:value-type="float">
            <text:p>1.2636184692382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0000116825103759766" calcext:value-type="float">
            <text:p>1.1682510375976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0000116825103759766" calcext:value-type="float">
            <text:p>1.1682510375976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0000116825103759766" calcext:value-type="float">
            <text:p>1.1682510375976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19073486328125" calcext:value-type="float">
            <text:p>1.9073486328125E-0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0000119209289550781" calcext:value-type="float">
            <text:p>1.1920928955078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0000119209289550781" calcext:value-type="float">
            <text:p>1.1920928955078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0000123977661132813" calcext:value-type="float">
            <text:p>1.2397766113281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0000126361846923828" calcext:value-type="float">
            <text:p>1.263618469238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0000116825103759766" calcext:value-type="float">
            <text:p>1.1682510375976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6T18:02:06.716609156</dc:date>
    <meta:editing-duration>PT2M38S</meta:editing-duration>
    <meta:editing-cycles>2</meta:editing-cycles>
    <meta:generator>LibreOffice/5.1.6.2$Linux_X86_64 LibreOffice_project/10m0$Build-2</meta:generator>
    <meta:document-statistic meta:table-count="1" meta:cell-count="40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535cm" svg:height="11.954cm" xlink:href=".." xlink:type="simple" chart:class="chart:line" chart:style-name="ch1">
        <chart:title svg:x="7.594cm" svg:y="0.375cm" chart:style-name="ch2">
          <text:p>Lookup time analysis</text:p>
        </chart:title>
        <chart:legend chart:legend-position="end" svg:x="15.704cm" svg:y="5.18cm" style:legend-expansion="high" chart:style-name="ch3"/>
        <chart:plot-area chart:style-name="ch4" table:cell-range-address="list_vs_Dict_vs_Set_csv_1000.A2:list_vs_Dict_vs_Set_csv_1000.D1001" chart:data-source-has-labels="both" svg:x="1.401cm" svg:y="1.393cm" svg:width="13.913cm" svg:height="9.341cm">
          <chartooo:coordinate-region svg:x="2.869cm" svg:y="1.514cm" svg:width="12.445cm" svg:height="8.218cm"/>
          <chart:axis chart:dimension="x" chart:name="primary-x" chart:style-name="ch5" chartooo:axis-type="auto">
            <chartooo:date-scale/>
            <chart:title svg:x="7.228cm" svg:y="10.973cm" chart:style-name="ch6">
              <text:p>entry searched</text:p>
            </chart:title>
            <chart:categories table:cell-range-address="list_vs_Dict_vs_Set_csv_1000.A2:list_vs_Dict_vs_Set_csv_1000.A1001"/>
          </chart:axis>
          <chart:axis chart:dimension="y" chart:name="primary-y" chart:style-name="ch5">
            <chart:title svg:x="0.451cm" svg:y="6.861cm" chart:style-name="ch7">
              <text:p>time taken</text:p>
            </chart:title>
            <chart:grid chart:style-name="ch8" chart:class="major"/>
          </chart:axis>
          <chart:series chart:style-name="ch9" chart:values-cell-range-address="list_vs_Dict_vs_Set_csv_1000.B2:list_vs_Dict_vs_Set_csv_1000.B1001" loext:label-string="listlookup" chart:class="chart:line">
            <chart:data-point chart:repeated="1000"/>
          </chart:series>
          <chart:series chart:style-name="ch10" chart:values-cell-range-address="list_vs_Dict_vs_Set_csv_1000.C2:list_vs_Dict_vs_Set_csv_1000.C1001" loext:label-string="dictionarylookup" chart:class="chart:line">
            <chart:data-point chart:repeated="1000"/>
          </chart:series>
          <chart:series chart:style-name="ch11" chart:values-cell-range-address="list_vs_Dict_vs_Set_csv_1000.D2:list_vs_Dict_vs_Set_csv_1000.D1001" loext:label-string="setlookup" chart:class="chart:line">
            <chart:data-point chart:repeated="10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lookup</text:p>
              </table:table-cell>
              <table:table-cell office:value-type="string">
                <text:p>dictionarylookup</text:p>
              </table:table-cell>
              <table:table-cell office:value-type="string">
                <text:p>setlooku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ist_vs_Dict_vs_Set_csv_1000.A2:list_vs_Dict_vs_Set_csv_1000.A1001</svg:desc>
                </draw:g>
              </table:table-cell>
              <table:table-cell office:value-type="float" office:value="0.00000143051147460938">
                <text:p>0.00000143051147460938</text:p>
                <draw:g>
                  <svg:desc>list_vs_Dict_vs_Set_csv_1000.B2:list_vs_Dict_vs_Set_csv_1000.B1001</svg:desc>
                </draw:g>
              </table:table-cell>
              <table:table-cell office:value-type="float" office:value="0.000000715255737304688">
                <text:p>0.000000715255737304688</text:p>
                <draw:g>
                  <svg:desc>list_vs_Dict_vs_Set_csv_1000.C2:list_vs_Dict_vs_Set_csv_1000.C1001</svg:desc>
                </draw:g>
              </table:table-cell>
              <table:table-cell office:value-type="float" office:value="0.000000715255737304688">
                <text:p>0.000000715255737304688</text:p>
                <draw:g>
                  <svg:desc>list_vs_Dict_vs_Set_csv_1000.D2:list_vs_Dict_vs_Set_csv_1000.D10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166893005371094">
                <text:p>0.00000166893005371094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0.0000145435333251953">
                <text:p>0.00001454353332519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548362731933594">
                <text:p>0.00000548362731933594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0.0000581741333007813">
                <text:p>0.0000581741333007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0000290870666503906">
                <text:p>0.00002908706665039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0.0000145435333251953">
                <text:p>0.0000145435333251953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19073486328125">
                <text:p>0.0000019073486328125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0.0000123977661132813">
                <text:p>0.000012397766113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